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nominação</text:p>
          </table:table-cell>
          <table:table-cell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BIRMANIA <text:s text:c="31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INE <text:s text:c="34"/>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EMEM DO SUL <text:s text:c="27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RLANDIA <text:s text:c="31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UGOSLAVIA <text:s text:c="29"/>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NIAO SOVIETICA <text:s text:c="24"/>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VIETINA <text:s text:c="32"/>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EUTA E MELILLA <text:s text:c="24"/>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LHA JOHNSTOM <text:s text:c="26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ILHA WAKE <text:s text:c="30"/>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ILHAS DO CANAL <text:s text:c="25"/>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ILHAS COOR <text:s text:c="29"/>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LHAS FABOE <text:s text:c="28"/>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ILHAS MARIANAS DO NORTE <text:s text:c="16"/>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RIA OCIDENTAL <text:s text:c="25"/>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. TUT. DAS I. PACIFICO <text:s text:c="16"/>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LGERIA <text:s text:c="32"/>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AITI <text:s text:c="34"/>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ARBUDA <text:s text:c="32"/>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QUIRIBATI <text:s text:c="30"/>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MICRONESIA <text:s text:c="29"/>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ANTIGUA <text:s text:c="3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STRIA <text:s text:c="32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REIN <text:s text:c="3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LARUS <text:s text:c="32"/>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BERMUDAS <text:s text:c="31"/>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OTSUANA <text:s text:c="31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MBOJA <text:s text:c="32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TAR <text:s text:c="34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INGAPURA <text:s text:c="30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GO <text:s text:c="34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JIBUTI <text:s text:c="32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GITO <text:s text:c="3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TADOS UNIDOS <text:s text:c="25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ORMOSA <text:s text:c="32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RANADA <text:s text:c="32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OLANDA <text:s text:c="32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LHAS CAYMAN <text:s text:c="27"/>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ILHAS MIDWAY <text:s text:c="27"/>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KUWEIT <text:s text:c="3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ADAGASCAR <text:s text:c="29"/>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LAVI <text:s text:c="33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OLDOVA <text:s text:c="32"/>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NIGER <text:s text:c="34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MOA OCIDENTAL <text:s text:c="24"/>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IMOR <text:s text:c="34"/>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TRINIDAD E TOBAGO <text:s text:c="22"/>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ZAIRE <text:s text:c="34"/>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ZIMBABUE <text:s text:c="31"/>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NDORRA <text:s text:c="3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OLA <text:s text:c="3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GUILLA <text:s text:c="31"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NTILHAS HOLANDESAS <text:s text:c="20"/>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RGENTINA <text:s text:c="30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UBA <text:s text:c="34"/>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AHAMAS <text:s text:c="32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NGLADESH <text:s text:c="29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RBADOS <text:s text:c="31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LIZE <text:s text:c="3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NIN <text:s text:c="34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ASIL <text:s text:c="3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UNEI <text:s text:c="33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RUNDI <text:s text:c="32"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BO VERDE <text:s text:c="29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ADE <text:s text:c="34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ILE <text:s text:c="34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INA <text:s text:c="34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IPRE <text:s text:c="3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REIA DO SUL <text:s text:c="26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STA DO MARFIM <text:s text:c="24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STA RICA <text:s text:c="29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UBA <text:s text:c="35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INAMARCA <text:s text:c="30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OMINICA <text:s text:c="31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L SALVADOR <text:s text:c="28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QUADOR <text:s text:c="32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PANHA <text:s text:c="32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IJI <text:s text:c="35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ILIPINAS <text:s text:c="30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NA <text:s text:c="35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IBRALTAR <text:s text:c="30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GUATEMALA <text:s text:c="30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UIANA <text:s text:c="33"/>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UIANA FRANCESA <text:s text:c="24"/>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AITI <text:s text:c="34"/>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ONDURAS <text:s text:c="31"/>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ONG KONG <text:s text:c="30"/>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UNGRIA <text:s text:c="32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RAQUE <text:s text:c="33"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RLANDA <text:s text:c="32"/>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SRAEL <text:s text:c="33"/>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JAMAICA <text:s text:c="32"/>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IRIBATI <text:s text:c="31"/>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AOS <text:s text:c="35"/>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ESOTO <text:s text:c="3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IECHTENSTEIN <text:s text:c="26"/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UXEMBURGO <text:s text:c="29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ACAU <text:s text:c="34"/>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LDIVAS <text:s text:c="31"/>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ALI <text:s text:c="35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ALTA <text:s text:c="34"/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ARROCOS <text:s text:c="31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ARTINICA <text:s text:c="30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AYOTTE <text:s text:c="32"/>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MONTSERRAT <text:s text:c="29"/>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NAURU <text:s text:c="34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EPAL <text:s text:c="34"/>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IUE <text:s text:c="35"/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ORUEGA <text:s text:c="32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LAU <text:s text:c="34"/>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ARAGUAI <text:s text:c="31"/>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ERU <text:s text:c="35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ORTO RICO <text:s text:c="29"/>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RTUGAL <text:s text:c="31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UANDA <text:s text:c="33"/>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AARA OCIDENTAL <text:s text:c="24"/>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AMOA AMERICANA <text:s text:c="24"/>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AN MARINO <text:s text:c="29"/>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NTA HELENA <text:s text:c="27"/>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SENEGAL <text:s text:c="32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ERRA LEOA <text:s text:c="29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EYCHELLES <text:s text:c="29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RI LANKA <text:s text:c="30"/>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URINAME <text:s text:c="31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OGO <text:s text:c="35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NGA <text:s text:c="34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OQUELAU <text:s text:c="31"/>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TURQUIA <text:s text:c="32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UVALU <text:s text:c="3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UGANDA <text:s text:c="33"/>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URUGUAI <text:s text:c="32"/>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VANUATU <text:s text:c="32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VATICANO <text:s text:c="31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ENEZUELA <text:s text:c="30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REUNIAO <text:s text:c="32"/>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ALEMANHA OCIDENTAL <text:s text:c="21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MANHA ORIENTAL <text:s text:c="22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ARTICA <text:s text:c="30"/>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RABIA SAUDITA <text:s text:c="25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GELIA <text:s text:c="32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MENIA <text:s text:c="32"/>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USTRALIA <text:s text:c="30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ZERBAIJAO <text:s text:c="29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BELGICA <text:s text:c="32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LIVIA <text:s text:c="32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SNIA-HERZEGOVINA <text:s text:c="21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ULGARIA <text:s text:c="31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URKINA <text:s text:c="32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UTAO <text:s text:c="34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AROES <text:s text:c="31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ANADA <text:s text:c="3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ZAQUISTAO <text:s text:c="28"/>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OLOMBIA <text:s text:c="31"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REIA DO NORTE <text:s text:c="24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ROACIA <text:s text:c="32"/>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MIRADOS ARABES UNIDOS <text:s text:c="17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RITEIA <text:s text:c="32"/>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SCOCIA <text:s text:c="32"/>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LOVAQUIA <text:s text:c="29"/>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LOVENIA <text:s text:c="30"/>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STONIA <text:s text:c="32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TIOPIA <text:s text:c="32"/>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INLANDIA <text:s text:c="30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RANCA <text:s text:c="33"/>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ABAO <text:s text:c="34"/>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MBIA <text:s text:c="33"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EORGIA <text:s text:c="32"/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GRA-BRETANHA <text:s text:c="27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ECIA <text:s text:c="33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ROELANDIA <text:s text:c="29"/>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GUADALUPE <text:s text:c="30"/>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GUAN <text:s text:c="35"/>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UINE-BISSAU <text:s text:c="27"/>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UINE EQUATORIAL <text:s text:c="23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EMEM <text:s text:c="34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LHA DE MAN <text:s text:c="28"/>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ILHA DE PITCAIRN <text:s text:c="23"/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ILHA NORFOLK <text:s text:c="27"/>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LHAS CHRISTMAS <text:s text:c="24"/>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LHAS COCOS (KEELING) <text:s text:c="18"/>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ILHAS COMORES <text:s text:c="26"/>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LHAS MALVINAS <text:s text:c="25"/>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ILHAS MARSHAL <text:s text:c="26"/>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ILHAS SALOMAO <text:s text:c="26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LHAS TURKS E CAICOS <text:s text:c="19"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LHAS VIRGENS AMERICANAS <text:s text:c="15"/>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LHAS VIRGENS BRITANICAS <text:s text:c="15"/>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LHAS WALLIS E FUTUNA <text:s text:c="18"/>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DIA <text:s text:c="34"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DONESIA <text:s text:c="30"/>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RA <text:s text:c="36"/>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SLANDIA <text:s text:c="31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TALIA <text:s text:c="3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JAPAO <text:s text:c="34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JORDANIA <text:s text:c="31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TONIA <text:s text:c="32"/>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LIBANO <text:s text:c="33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IBERIA <text:s text:c="32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IBIA <text:s text:c="34"/>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ITUANIA <text:s text:c="31"/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ACEDONIA <text:s text:c="30"/>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ALASIA <text:s text:c="32"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URICIO <text:s text:c="31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AURITANIA <text:s text:c="29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EXICO <text:s text:c="3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ONACO <text:s text:c="3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ONGOLIA <text:s text:c="31"/>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AMIBIA <text:s text:c="32"/>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OCAMBIQUE <text:s text:c="29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CARAGUA <text:s text:c="30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IGERIA <text:s text:c="32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OVA CALEDONIA <text:s text:c="25"/>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OVA ZELANDIA <text:s text:c="26"/>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OMA <text:s text:c="36"/>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ANAMA <text:s text:c="33"/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APUA NOVA GUINE <text:s text:c="23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PAQUISTAO <text:s text:c="30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OLINESIA FRANCESA <text:s text:c="21"/>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OLONIA <text:s text:c="32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QUENIA <text:s text:c="33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QUIRGUISTAO <text:s text:c="28"/>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REINO UNIDO <text:s text:c="28"/>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REPUBL. DA AFRICA DO SUL <text:s text:c="15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UBL. DEMOCR. DO AFEGANISTAO <text:s text:c="9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UBLICA CENTRO AFRICANA <text:s text:c="14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EPUBLICA DOMINICANA <text:s text:c="19"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EPUBLICA THECA <text:s text:c="24"/>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REPUBL. POPULAR DA ALBANIA <text:s text:c="1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MENIA <text:s text:c="32"/>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USSIA <text:s text:c="33"/>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AINT-PIERRE E MIQUELOH <text:s text:c="16"/>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ANTA LUCIA <text:s text:c="28"/>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AO CRISTOVAO E NEVES <text:s text:c="18"/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AO TOME E PRINCIPE <text:s text:c="20"/>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AO VICENTE E GRANABINAS <text:s text:c="15"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IRIA <text:s text:c="34"/>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OMALIA <text:s text:c="32"/>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UAZILANDIA <text:s text:c="28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UDAO <text:s text:c="34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UECIA <text:s text:c="3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UICA <text:s text:c="34"/>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VALBARD <text:s text:c="31"/>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AILANDIA <text:s text:c="30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ADJIQUISTAO <text:s text:c="27"/>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TANZANIA <text:s text:c="31"/>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T. BRIT. DO OCEANO INDICO <text:s text:c="14"/>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TCHECOSLOVAQUIA <text:s text:c="24"/>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UNISIA <text:s text:c="32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URCOMENISTAO <text:s text:c="26"/>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UCRANIA <text:s text:c="32"/>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ZBEQUISTAO <text:s text:c="28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ZAMBIA <text:s text:c="33"/>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7T23:28:38.486000000</meta:creation-date>
    <dc:date>2020-08-17T23:30:53.820000000</dc:date>
    <dc:creator>Hércules S. S. José</dc:creator>
    <meta:editing-duration>PT2M16S</meta:editing-duration>
    <meta:editing-cycles>1</meta:editing-cycles>
    <meta:document-statistic meta:table-count="1" meta:cell-count="506" meta:object-count="0"/>
    <meta:generator>LibreOffice/7.0.0.3$Windows_X86_64 LibreOffice_project/8061b3e9204bef6b321a21033174034a5e2ea88e</meta:generator>
  </office:meta>
</office:document-meta>
</file>